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a23f8" officeooo:paragraph-rsid="000a23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ter Berücksichtigung des Photonenstroms und der Leistung fällt auf, dass weder die Leistung noch der Photonenstrom vorhanden sind, wenn ein externes Feld existiert, das jedoch die Temperatur des heissen Bades der Temperatur des kalten Bades entspricht. Dieses Verhalten verschwindet erst, wenn das externe Feld im Verhältnis zu g sehr groß ist. Ab einem bestimmten ausreichend großen Wert von f haben wir auch einen Photonenstrom, ohne dass ein Temperaturunterschied zwischen den Bädern besteht. Es gibt also einen Schwellenwert für f, der überschritten werden muss, damit der Erwartungswert des Absteigeoperators ungleich null ist. Dadurch ist auch die Gleichung für die Leistung ungleich nu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6:52:41.542769919</meta:creation-date>
    <dc:date>2023-09-28T17:29:46.050015640</dc:date>
    <meta:editing-duration>PT37M5S</meta:editing-duration>
    <meta:editing-cycles>1</meta:editing-cycles>
    <meta:document-statistic meta:table-count="0" meta:image-count="0" meta:object-count="0" meta:page-count="1" meta:paragraph-count="1" meta:word-count="101" meta:character-count="697" meta:non-whitespace-character-count="597"/>
    <meta:generator>LibreOffice/7.5.7.1$Linux_X86_64 LibreOffice_project/50$Build-1</meta:generator>
  </office:meta>
</office:document-meta>
</file>